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84.96pt"/>
    </style:style>
    <style:style style:name="co2" style:family="table-column">
      <style:table-column-properties fo:break-before="auto" style:column-width="366.69pt"/>
    </style:style>
    <style:style style:name="co3" style:family="table-column">
      <style:table-column-properties fo:break-before="auto" style:column-width="135.69pt"/>
    </style:style>
    <style:style style:name="co4" style:family="table-column">
      <style:table-column-properties fo:break-before="auto" style:column-width="73.84pt"/>
    </style:style>
    <style:style style:name="co5" style:family="table-column">
      <style:table-column-properties fo:break-before="auto" style:column-width="97.65pt"/>
    </style:style>
    <style:style style:name="co6" style:family="table-column">
      <style:table-column-properties fo:break-before="auto" style:column-width="116.65pt"/>
    </style:style>
    <style:style style:name="co7" style:family="table-column">
      <style:table-column-properties fo:break-before="auto" style:column-width="48.39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Roles">
      <style:table-properties table:display="true" style:writing-mode="lr-tb"/>
    </style:style>
    <style:style style:name="ta2" style:family="table" style:master-page-name="PageStyle_5f_Sheet_20_1">
      <style:table-properties table:display="true" style:writing-mode="lr-tb"/>
    </style:style>
    <style:style style:name="ce1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e6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ERP5Type_getSecurityCategoryFromAssignment&quot;;&quot;ERP5Type_getSecurityCategoryFromAssignmentParent&quot;;&quot;ERP5Type_getSecurityCategoryFromAssignmentParentFunction&quot;;&quot;ERP5Type_getSecurityCategoryFromAssignmentParentGroup&quot;;&quot;ERP5Type_asSecurityGroupId&quot;;&quot;ERP5Type_getSecurityAcqui&quot;)" table:allow-empty-cell="true" table:display-list="unsorted" table:base-cell-address="Roles.F1"/>
      </table:content-validations>
      <table:table table:name="Ro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998" table:default-cell-style-name="Default"/>
        <table:table-row table:style-name="ro1">
          <table:table-cell table:style-name="ce1" office:value-type="string" calcext:value-type="string">
            <text:p>Portal Type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Base Category</text:p>
          </table:table-cell>
          <table:table-cell table:style-name="ce1" table:content-validation-name="val1" office:value-type="string" calcext:value-type="string">
            <text:p>Base Category Script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Person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ganisation Module</text:p>
          </table:table-cell>
          <table:table-cell table:style-name="ce5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rency Module</text:p>
          </table:table-cell>
          <table:table-cell table:style-name="ce5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ry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vent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Opportunity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port Request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ting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paign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ounting Transaction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ount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Trade Condition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chase Trade Condition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Order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chase Order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Packing List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chase Packing List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ventory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cument Module</text:p>
          </table:table-cell>
          <table:table-cell table:style-name="ce5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mage Module</text:p>
          </table:table-cell>
          <table:table-cell table:style-name="ce5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ocument Ingestion Module</text:p>
          </table:table-cell>
          <table:table-cell table:style-name="ce5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b Page Module</text:p>
          </table:table-cell>
          <table:table-cell table:style-name="ce5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onent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ct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vice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x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lver Process Tool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ntribution Tool</text:p>
          </table:table-cell>
          <table:table-cell table:style-name="ce2" office:value-type="string" calcext:value-type="string">
            <text:p>Assignor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dget Tool</text:p>
          </table:table-cell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siness Process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nowledge Pad Module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s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rganisa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rency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urrency Exchange Lin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ery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ssignmen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ax Messag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b Messag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tter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ail Messag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si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hone Call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Opportunity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pport Reques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eeting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mpaig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oun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ounting Period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lance Transac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Invoice Transac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chase Invoice Transac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counting Transac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yment Transac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k Accoun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ash Register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redit Card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DF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eb Pag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duc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rvic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nsforma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nsformation Opera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ansformation Optional Resourc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Transformation Transformed Resource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ventory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chase Order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chase Packing Lis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rchase Trade Condi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Order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Packing List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le Trade Condition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usiness Process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Gadget</text:p>
          </table:table-cell>
          <table:table-cell table:style-name="ce2" office:value-type="string" calcext:value-type="string">
            <text:p>Audit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nowledge Pad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Knowledge Box</text:p>
          </table:table-cell>
          <table:table-cell table:style-name="ce2" office:value-type="string" calcext:value-type="string">
            <text:p>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lver Process</text:p>
          </table:table-cell>
          <table:table-cell table:style-name="ce2" office:value-type="string" calcext:value-type="string">
            <text:p>Assignor; Assignee; Associate; Auditor; Author</text:p>
          </table:table-cell>
          <table:table-cell table:style-name="ce2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Solver Type</text:p>
          </table:table-cell>
          <table:table-cell table:style-name="ce2" office:value-type="string" calcext:value-type="string">
            <text:p>Auditor</text:p>
          </table:table-cell>
          <table:table-cell table:style-name="ce3" office:value-type="string" calcext:value-type="string">
            <text:p>group/my_group</text:p>
          </table:table-cell>
          <table:table-cell table:style-name="ce3" table:number-columns-repeated="23"/>
          <table:table-cell table:number-columns-repeated="998"/>
        </table:table-row>
        <table:table-row table:style-name="ro1">
          <table:table-cell table:style-name="ce3" office:value-type="string" calcext:value-type="string">
            <text:p>Accept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dopt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utomatic Accept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FIFO Delivery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LIFO Delivery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Minimise Price Delivery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Production Reduction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antity Cancel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antity Split Move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Quantity Split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Trade Model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nify Solver</text:p>
          </table:table-cell>
          <table:table-cell table:style-name="ce3" office:value-type="string" calcext:value-type="string">
            <text:p>Assignor; Assignee; Associate; Auditor; Author</text:p>
          </table:table-cell>
          <table:table-cell table:style-name="ce3" office:value-type="string" calcext:value-type="string">
            <text:p>group/my_group</text:p>
          </table:table-cell>
          <table:table-cell table:number-columns-repeated="1021"/>
        </table:table-row>
        <table:table-row table:style-name="ro1" table:number-rows-repeated="904">
          <table:table-cell table:number-columns-repeated="1024"/>
        </table:table-row>
        <table:table-row table:style-name="ro2" table:number-rows-repeated="1047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 1" table:style-name="ta2">
        <table:table-column table:style-name="co8" table:number-columns-repeated="1024" table:default-cell-style-name="Default"/>
        <table:table-row table:style-name="ro3">
          <table:table-cell table:style-name="ce3" office:value-type="string" calcext:value-type="string">
            <text:p>( this spreadsheet needs two sheets ... )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oles" style:display-name="PageStyle_Ro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_20_1" style:display-name="PageStyle_Sheet 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1" meta:object-count="0"/>
    <meta:generator>LibreOfficeDev/6.0.5.2$Linux_X86_64 LibreOffice_project/</meta:generator>
  </office:meta>
</office:document-meta>
</file>